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  <draw:line draw:style-name="gr6" draw:text-style-name="P1" draw:layer="layout" svg:x1="4.597cm" svg:y1="2.367cm" svg:x2="4.597cm" svg:y2="5.525cm">
          <text:p/>
        </draw:line>
        <draw:line draw:style-name="gr6" draw:text-style-name="P1" draw:layer="layout" svg:x1="4.597cm" svg:y1="5.596cm" svg:x2="4.597cm" svg:y2="8.796cm">
          <text:p/>
        </draw:line>
        <draw:line draw:style-name="gr6" draw:text-style-name="P1" draw:layer="layout" svg:x1="7.797cm" svg:y1="2.367cm" svg:x2="7.797cm" svg:y2="5.525cm">
          <text:p/>
        </draw:line>
        <draw:line draw:style-name="gr6" draw:text-style-name="P1" draw:layer="layout" svg:x1="7.797cm" svg:y1="5.596cm" svg:x2="7.797cm" svg:y2="8.796cm">
          <text:p/>
        </draw:line>
        <draw:line draw:style-name="gr6" draw:text-style-name="P1" draw:layer="layout" svg:x1="2.997cm" svg:y1="3.967cm" svg:x2="6.157cm" svg:y2="3.967cm">
          <text:p/>
        </draw:line>
        <draw:line draw:style-name="gr6" draw:text-style-name="P1" draw:layer="layout" svg:x1="2.997cm" svg:y1="7.167cm" svg:x2="6.157cm" svg:y2="7.167cm">
          <text:p/>
        </draw:line>
        <draw:line draw:style-name="gr6" draw:text-style-name="P1" draw:layer="layout" svg:x1="6.224cm" svg:y1="3.967cm" svg:x2="9.399cm" svg:y2="3.967cm">
          <text:p/>
        </draw:line>
        <draw:line draw:style-name="gr6" draw:text-style-name="P1" draw:layer="layout" svg:x1="6.225cm" svg:y1="7.167cm" svg:x2="9.4cm" svg:y2="7.167cm">
          <text:p/>
        </draw:line>
        <draw:connector draw:style-name="gr5" draw:text-style-name="P1" draw:layer="layout" draw:type="line" svg:x1="4.258cm" svg:y1="3.626cm" svg:x2="4.258cm" svg:y2="4.391cm" svg:d="M4258 3626v765" svg:viewBox="0 0 1 766">
          <text:p/>
        </draw:connector>
        <draw:connector draw:style-name="gr5" draw:text-style-name="P1" draw:layer="layout" draw:type="line" svg:x1="4.259cm" svg:y1="3.591cm" svg:x2="4.974cm" svg:y2="3.608cm" svg:d="M4259 3591l715 17" svg:viewBox="0 0 716 18">
          <text:p/>
        </draw:connector>
        <draw:connector draw:style-name="gr5" draw:text-style-name="P1" draw:layer="layout" draw:type="line" svg:x1="4.258cm" svg:y1="6.826cm" svg:x2="4.258cm" svg:y2="7.591cm" svg:d="M4258 6826v765" svg:viewBox="0 0 1 766">
          <text:p/>
        </draw:connector>
        <draw:connector draw:style-name="gr5" draw:text-style-name="P1" draw:layer="layout" draw:type="line" svg:x1="4.259cm" svg:y1="7.591cm" svg:x2="4.974cm" svg:y2="7.608cm" svg:d="M4259 7591l715 17" svg:viewBox="0 0 716 18">
          <text:p/>
        </draw:connector>
        <draw:connector draw:style-name="gr5" draw:text-style-name="P1" draw:layer="layout" draw:type="line" svg:x1="7.426cm" svg:y1="7.604cm" svg:x2="8.141cm" svg:y2="7.621cm" svg:d="M7426 7604l715 17" svg:viewBox="0 0 716 18">
          <text:p/>
        </draw:connector>
        <draw:connector draw:style-name="gr5" draw:text-style-name="P1" draw:layer="layout" draw:type="line" svg:x1="8.158cm" svg:y1="6.827cm" svg:x2="8.158cm" svg:y2="7.592cm" svg:d="M8158 6827v765" svg:viewBox="0 0 1 766">
          <text:p/>
        </draw:connector>
        <draw:connector draw:style-name="gr5" draw:text-style-name="P1" draw:layer="layout" draw:type="line" svg:x1="7.459cm" svg:y1="3.591cm" svg:x2="8.174cm" svg:y2="3.608cm" svg:d="M7459 3591l715 17" svg:viewBox="0 0 716 18">
          <text:p/>
        </draw:connector>
        <draw:connector draw:style-name="gr5" draw:text-style-name="P1" draw:layer="layout" draw:type="line" svg:x1="8.188cm" svg:y1="3.616cm" svg:x2="8.188cm" svg:y2="4.381cm" svg:d="M8188 3616v765" svg:viewBox="0 0 1 766">
          <text:p/>
        </draw:connector>
        <draw:connector draw:style-name="gr5" draw:text-style-name="P1" draw:layer="layout" draw:type="line" svg:x1="3.409cm" svg:y1="2.81cm" svg:x2="3.409cm" svg:y2="3.575cm" svg:d="M3409 2810v765" svg:viewBox="0 0 1 766">
          <text:p/>
        </draw:connector>
        <draw:connector draw:style-name="gr5" draw:text-style-name="P1" draw:layer="layout" draw:type="line" svg:x1="3.41cm" svg:y1="2.775cm" svg:x2="4.125cm" svg:y2="2.792cm" svg:d="M3410 2775l715 17" svg:viewBox="0 0 716 18">
          <text:p/>
        </draw:connector>
        <draw:connector draw:style-name="gr5" draw:text-style-name="P1" draw:layer="layout" draw:type="line" svg:x1="3.409cm" svg:y1="2.81cm" svg:x2="3.409cm" svg:y2="3.575cm" svg:d="M3409 2810v765" svg:viewBox="0 0 1 766">
          <text:p/>
        </draw:connector>
        <draw:connector draw:style-name="gr5" draw:text-style-name="P1" draw:layer="layout" draw:type="line" svg:x1="3.41cm" svg:y1="2.775cm" svg:x2="4.125cm" svg:y2="2.792cm" svg:d="M3410 2775l715 17" svg:viewBox="0 0 716 18">
          <text:p/>
        </draw:connector>
        <draw:connector draw:style-name="gr5" draw:text-style-name="P1" draw:layer="layout" draw:type="line" svg:x1="3.425cm" svg:y1="6.039cm" svg:x2="3.425cm" svg:y2="6.804cm" svg:d="M3425 6039v765" svg:viewBox="0 0 1 766">
          <text:p/>
        </draw:connector>
        <draw:connector draw:style-name="gr5" draw:text-style-name="P1" draw:layer="layout" draw:type="line" svg:x1="3.426cm" svg:y1="6.004cm" svg:x2="4.141cm" svg:y2="6.021cm" svg:d="M3426 6004l715 17" svg:viewBox="0 0 716 18">
          <text:p/>
        </draw:connector>
        <draw:connector draw:style-name="gr5" draw:text-style-name="P1" draw:layer="layout" draw:type="line" svg:x1="3.425cm" svg:y1="6.039cm" svg:x2="3.425cm" svg:y2="6.804cm" svg:d="M3425 6039v765" svg:viewBox="0 0 1 766">
          <text:p/>
        </draw:connector>
        <draw:connector draw:style-name="gr5" draw:text-style-name="P1" draw:layer="layout" draw:type="line" svg:x1="3.426cm" svg:y1="6.004cm" svg:x2="4.141cm" svg:y2="6.021cm" svg:d="M3426 6004l715 17" svg:viewBox="0 0 716 18">
          <text:p/>
        </draw:connector>
        <draw:connector draw:style-name="gr5" draw:text-style-name="P1" draw:layer="layout" draw:type="line" svg:x1="6.637cm" svg:y1="2.743cm" svg:x2="6.637cm" svg:y2="3.508cm" svg:d="M6637 2743v765" svg:viewBox="0 0 1 766">
          <text:p/>
        </draw:connector>
        <draw:connector draw:style-name="gr5" draw:text-style-name="P1" draw:layer="layout" draw:type="line" svg:x1="6.638cm" svg:y1="2.708cm" svg:x2="7.353cm" svg:y2="2.725cm" svg:d="M6638 2708l715 17" svg:viewBox="0 0 716 18">
          <text:p/>
        </draw:connector>
        <draw:connector draw:style-name="gr5" draw:text-style-name="P1" draw:layer="layout" draw:type="line" svg:x1="6.637cm" svg:y1="2.743cm" svg:x2="6.637cm" svg:y2="3.508cm" svg:d="M6637 2743v765" svg:viewBox="0 0 1 766">
          <text:p/>
        </draw:connector>
        <draw:connector draw:style-name="gr5" draw:text-style-name="P1" draw:layer="layout" draw:type="line" svg:x1="6.638cm" svg:y1="2.708cm" svg:x2="7.353cm" svg:y2="2.725cm" svg:d="M6638 2708l715 17" svg:viewBox="0 0 716 18">
          <text:p/>
        </draw:connector>
        <draw:connector draw:style-name="gr5" draw:text-style-name="P1" draw:layer="layout" draw:type="line" svg:x1="5.057cm" svg:y1="4.458cm" svg:x2="5.057cm" svg:y2="5.223cm" svg:d="M5057 4458v765" svg:viewBox="0 0 1 766">
          <text:p/>
        </draw:connector>
        <draw:connector draw:style-name="gr5" draw:text-style-name="P1" draw:layer="layout" draw:type="line" svg:x1="5.058cm" svg:y1="4.423cm" svg:x2="5.773cm" svg:y2="4.44cm" svg:d="M5058 4423l715 17" svg:viewBox="0 0 716 18">
          <text:p/>
        </draw:connector>
        <draw:connector draw:style-name="gr5" draw:text-style-name="P1" draw:layer="layout" draw:type="line" svg:x1="5.057cm" svg:y1="4.458cm" svg:x2="5.057cm" svg:y2="5.223cm" svg:d="M5057 4458v765" svg:viewBox="0 0 1 766">
          <text:p/>
        </draw:connector>
        <draw:connector draw:style-name="gr5" draw:text-style-name="P1" draw:layer="layout" draw:type="line" svg:x1="5.058cm" svg:y1="4.423cm" svg:x2="5.773cm" svg:y2="4.44cm" svg:d="M5058 4423l715 17" svg:viewBox="0 0 716 18">
          <text:p/>
        </draw:connector>
        <draw:connector draw:style-name="gr5" draw:text-style-name="P1" draw:layer="layout" draw:type="line" svg:x1="8.279cm" svg:y1="5.192cm" svg:x2="8.994cm" svg:y2="5.209cm" svg:d="M8279 5192l715 17" svg:viewBox="0 0 716 18">
          <text:p/>
        </draw:connector>
        <draw:connector draw:style-name="gr5" draw:text-style-name="P1" draw:layer="layout" draw:type="line" svg:x1="9.011cm" svg:y1="4.415cm" svg:x2="9.011cm" svg:y2="5.18cm" svg:d="M9011 4415v765" svg:viewBox="0 0 1 766">
          <text:p/>
        </draw:connector>
        <draw:connector draw:style-name="gr5" draw:text-style-name="P1" draw:layer="layout" draw:type="line" svg:x1="6.665cm" svg:y1="6.806cm" svg:x2="7.38cm" svg:y2="6.823cm" svg:d="M6665 6806l715 17" svg:viewBox="0 0 716 18">
          <text:p/>
        </draw:connector>
        <draw:connector draw:style-name="gr5" draw:text-style-name="P1" draw:layer="layout" draw:type="line" svg:x1="7.397cm" svg:y1="6.029cm" svg:x2="7.397cm" svg:y2="6.794cm" svg:d="M7397 6029v765" svg:viewBox="0 0 1 766">
          <text:p/>
        </draw:connector>
        <draw:connector draw:style-name="gr5" draw:text-style-name="P1" draw:layer="layout" draw:type="line" svg:x1="8.246cm" svg:y1="8.404cm" svg:x2="8.961cm" svg:y2="8.421cm" svg:d="M8246 8404l715 17" svg:viewBox="0 0 716 18">
          <text:p/>
        </draw:connector>
        <draw:connector draw:style-name="gr5" draw:text-style-name="P1" draw:layer="layout" draw:type="line" svg:x1="8.978cm" svg:y1="7.627cm" svg:x2="8.978cm" svg:y2="8.392cm" svg:d="M8978 7627v765" svg:viewBox="0 0 1 766">
          <text:p/>
        </draw:connector>
        <draw:connector draw:style-name="gr5" draw:text-style-name="P1" draw:layer="layout" draw:type="line" svg:x1="5.068cm" svg:y1="8.42cm" svg:x2="5.783cm" svg:y2="8.437cm" svg:d="M5068 8420l715 17" svg:viewBox="0 0 716 18">
          <text:p/>
        </draw:connector>
        <draw:connector draw:style-name="gr5" draw:text-style-name="P1" draw:layer="layout" draw:type="line" svg:x1="5.8cm" svg:y1="7.643cm" svg:x2="5.8cm" svg:y2="8.408cm" svg:d="M5800 7643v765" svg:viewBox="0 0 1 766">
          <text:p/>
        </draw:connector>
        <draw:connector draw:style-name="gr5" draw:text-style-name="P1" draw:layer="layout" draw:type="line" svg:x1="3.449cm" svg:y1="7.659cm" svg:x2="3.449cm" svg:y2="8.424cm" svg:d="M3449 7659v765" svg:viewBox="0 0 1 766">
          <text:p/>
        </draw:connector>
        <draw:connector draw:style-name="gr5" draw:text-style-name="P1" draw:layer="layout" draw:type="line" svg:x1="3.45cm" svg:y1="8.424cm" svg:x2="4.165cm" svg:y2="8.441cm" svg:d="M3450 8424l715 17" svg:viewBox="0 0 716 18">
          <text:p/>
        </draw:connector>
        <draw:connector draw:style-name="gr5" draw:text-style-name="P1" draw:layer="layout" draw:type="line" svg:x1="3.399cm" svg:y1="4.381cm" svg:x2="3.399cm" svg:y2="5.146cm" svg:d="M3399 4381v765" svg:viewBox="0 0 1 766">
          <text:p/>
        </draw:connector>
        <draw:connector draw:style-name="gr5" draw:text-style-name="P1" draw:layer="layout" draw:type="line" svg:x1="3.4cm" svg:y1="5.146cm" svg:x2="4.115cm" svg:y2="5.163cm" svg:d="M3400 5146l715 17" svg:viewBox="0 0 716 18">
          <text:p/>
        </draw:connector>
        <draw:connector draw:style-name="gr5" draw:text-style-name="P1" draw:layer="layout" draw:type="line" svg:x1="6.61cm" svg:y1="7.626cm" svg:x2="6.61cm" svg:y2="8.391cm" svg:d="M6610 7626v765" svg:viewBox="0 0 1 766">
          <text:p/>
        </draw:connector>
        <draw:connector draw:style-name="gr5" draw:text-style-name="P1" draw:layer="layout" draw:type="line" svg:x1="6.611cm" svg:y1="8.391cm" svg:x2="7.326cm" svg:y2="8.408cm" svg:d="M6611 8391l715 17" svg:viewBox="0 0 716 18">
          <text:p/>
        </draw:connector>
        <draw:connector draw:style-name="gr5" draw:text-style-name="P1" draw:layer="layout" draw:type="line" svg:x1="5.013cm" svg:y1="6.029cm" svg:x2="5.013cm" svg:y2="6.794cm" svg:d="M5013 6029v765" svg:viewBox="0 0 1 766">
          <text:p/>
        </draw:connector>
        <draw:connector draw:style-name="gr5" draw:text-style-name="P1" draw:layer="layout" draw:type="line" svg:x1="5.014cm" svg:y1="6.794cm" svg:x2="5.729cm" svg:y2="6.811cm" svg:d="M5014 6794l715 17" svg:viewBox="0 0 716 18">
          <text:p/>
        </draw:connector>
        <draw:connector draw:style-name="gr5" draw:text-style-name="P1" draw:layer="layout" draw:type="line" svg:x1="8.276cm" svg:y1="2.788cm" svg:x2="8.991cm" svg:y2="2.805cm" svg:d="M8276 2788l715 17" svg:viewBox="0 0 716 18">
          <text:p/>
        </draw:connector>
        <draw:connector draw:style-name="gr5" draw:text-style-name="P1" draw:layer="layout" draw:type="line" svg:x1="9.005cm" svg:y1="2.813cm" svg:x2="9.005cm" svg:y2="3.578cm" svg:d="M9005 2813v765" svg:viewBox="0 0 1 766">
          <text:p/>
        </draw:connector>
        <draw:connector draw:style-name="gr5" draw:text-style-name="P1" draw:layer="layout" draw:type="line" svg:x1="5.066cm" svg:y1="2.772cm" svg:x2="5.781cm" svg:y2="2.789cm" svg:d="M5066 2772l715 17" svg:viewBox="0 0 716 18">
          <text:p/>
        </draw:connector>
        <draw:connector draw:style-name="gr5" draw:text-style-name="P1" draw:layer="layout" draw:type="line" svg:x1="5.795cm" svg:y1="2.797cm" svg:x2="5.795cm" svg:y2="3.562cm" svg:d="M5795 2797v765" svg:viewBox="0 0 1 766">
          <text:p/>
        </draw:connector>
        <draw:connector draw:style-name="gr5" draw:text-style-name="P1" draw:layer="layout" draw:type="line" svg:x1="8.295cm" svg:y1="5.934cm" svg:x2="9.01cm" svg:y2="5.951cm" svg:d="M8295 5934l715 17" svg:viewBox="0 0 716 18">
          <text:p/>
        </draw:connector>
        <draw:connector draw:style-name="gr5" draw:text-style-name="P1" draw:layer="layout" draw:type="line" svg:x1="9.024cm" svg:y1="5.959cm" svg:x2="9.024cm" svg:y2="6.724cm" svg:d="M9024 5959v765" svg:viewBox="0 0 1 766">
          <text:p/>
        </draw:connector>
        <draw:connector draw:style-name="gr5" draw:text-style-name="P1" draw:layer="layout" draw:type="line" svg:x1="6.628cm" svg:y1="4.448cm" svg:x2="6.628cm" svg:y2="5.213cm" svg:d="M6628 4448v765" svg:viewBox="0 0 1 766">
          <text:p/>
        </draw:connector>
        <draw:connector draw:style-name="gr5" draw:text-style-name="P1" draw:layer="layout" draw:type="line" svg:x1="6.629cm" svg:y1="5.213cm" svg:x2="7.344cm" svg:y2="5.23cm" svg:d="M6629 5213l715 17" svg:viewBox="0 0 716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8-29T11:53:47.820055486</dc:date>
    <dc:creator>elucterio </dc:creator>
    <meta:editing-duration>PT10H22M15S</meta:editing-duration>
    <meta:editing-cycles>13</meta:editing-cycles>
    <meta:generator>LibreOffice/4.2.8.2$Linux_X86_64 LibreOffice_project/420m0$Build-2</meta:generator>
    <meta:document-statistic meta:object-count="125"/>
  </office:meta>
</office:document-meta>
</file>